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WDW235 Syllabus</text:title></text:p>
      <text:p text:style-name="OrgTitle"/>
      <text:p text:style-name="OrgSubtitle"><text:initial-creator>Matt Price</text:initial-creator></text:p>
      <text:p text:style-name="OrgSubtitle"/>
      <text:h text:style-name="Heading_20_1_unnumbered" text:outline-level="1" text:is-list-header="true">
<text:bookmark-start text:name="OrgXref.orgf37c3cd"/>
<text:bookmark text:name="orgf37c3cd"/>Course Details
<text:bookmark-end text:name="OrgXref.orgf37c3cd"/></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Matt Price</text:p>
              </table:table-cell>
            </table:table-row>
            <table:table-row>
              <table:table-cell table:style-name="OrgTblCell">
                <text:p text:style-name="OrgTableContentsLeft">Course Hours</text:p>
              </table:table-cell>
              <table:table-cell table:style-name="OrgTblCell">
                <text:p text:style-name="OrgTableContentsLeft">Th 5-8</text:p>
              </table:table-cell>
            </table:table-row>
            <table:table-row>
              <table:table-cell table:style-name="OrgTblCell">
                <text:p text:style-name="OrgTableContentsLeft">Office Hours</text:p>
              </table:table-cell>
              <table:table-cell table:style-name="OrgTblCell">
                <text:p text:style-name="OrgTableContentsLeft">Th 12-1  (SS 3077)</text:p>
              </table:table-cell>
            </table:table-row>
            <table:table-row>
              <table:table-cell table:style-name="OrgTblCell">
                <text:p text:style-name="OrgTableContentsLeft">Email</text:p>
              </table:table-cell>
              <table:table-cell table:style-name="OrgTblCell">
                <text:p text:style-name="OrgTableContentsLeft"><text:a xlink:type="simple" xlink:href="mailto:alexandra.bolintineanu@utoronto.ca">matt.price@utoronto.ca</text:a> (weekdays 9-5, 48h turnaround)</text:p>
              </table:table-cell>
            </table:table-row>
            <table:table-row>
              <table:table-cell table:style-name="OrgTblCellB">
                <text:p text:style-name="OrgTableContentsLeft">TA</text:p>
              </table:table-cell>
              <table:table-cell table:style-name="OrgTblCellB">
                <text:p text:style-name="OrgTableContentsLeft">TBD</text:p>
              </table:table-cell>
            </table:table-row>
          </table:table-rows>
        </table:table>
      </text:section>
      <text:h text:style-name="Heading_20_1_unnumbered" text:outline-level="1" text:is-list-header="true">
<text:bookmark-start text:name="OrgXref.org5ed4d28"/>
<text:bookmark text:name="org5ed4d28"/>Course Description
<text:bookmark-end text:name="OrgXref.org5ed4d28"/></text:h>
      <text:p text:style-name="Text_20_body">Digital Humanities (DH) is a discipline at the intersections of the humanities with computing.  DH studies human culture – art, literature, history, geography, religion – through computational tools and methodologies; and, in turn, DH studies digital artifacts through humanist lenses, as complex cultural objects shaped by wider social, political, and philosophical concerns. Digital humanists <text:a xlink:type="simple" xlink:href="http://www.doe.utoronto.ca">analyze languages through digital text collections</text:a>; <text:a xlink:type="simple" xlink:href="https://samizdat.library.utoronto.ca/">build digital archives of forbidden books</text:a>; <text:a xlink:type="simple" xlink:href="http://sites.utm.utoronto.ca/gillespie/content/welcome-book-fame">construct video games to study literature</text:a>; or <text:a xlink:type="simple" xlink:href="https://decima-map.net/">resurrect historical cities through digital maps</text:a>.
</text:p>
      <text:p text:style-name="Text_20_body">This year, the course once again focuses on endangered books: <text:span text:style-name="Emphasis">fragile, hidden, censored, forbidden</text:span>. We speak to scholars who build archives of forbidden literature. We visit the Thomas Fisher Rare Book Library. We study rare books’ histories through digital exhibits. By the end of the course, you will have mastered concepts and technologies you can use in future courses and workplaces:  text encoding and data visualization, data analysis and digital exhibit platforms. And you will learn how our stories and cultural conversations work and shapeshift through digital environments.
</text:p>
      <text:h text:style-name="Heading_20_1_unnumbered" text:outline-level="1" text:is-list-header="true">
<text:bookmark-start text:name="OrgXref.org03e4aa4"/>
<text:bookmark text:name="org03e4aa4"/>Learning Goals
<text:bookmark-end text:name="OrgXref.org03e4aa4"/></text:h>
      <text:p text:style-name="Text_20_body">By the end of the course:
</text:p>
      <text:list text:style-name="OrgBulletedList" text:continue-numbering="false">
        <text:list-item>
          <text:p text:style-name="Text_20_body">You will be able to describe the history and intellectual landscape of the digital humanities, including the central concepts, debates, projects, and digital tools current in the discipline.
</text:p>
        </text:list-item>
        <text:list-item>
          <text:p text:style-name="Text_20_body">You will have developed a set of best practices around datasets, project design and management, and data curation.
</text:p>
        </text:list-item>
        <text:list-item>
          <text:p text:style-name="Text_20_body">You will have analyzed data and digital artifacts as complex cultural objects, shaped by, and shaping, how we live, think, and know.
</text:p>
        </text:list-item>
      </text:list>
      <text:p text:style-name="Text_20_body">Through hands-on workshops:
</text:p>
      <text:list text:style-name="OrgBulletedList" text:continue-numbering="false">
        <text:list-item>
          <text:p text:style-name="Text_20_body">You will experiment with text encoding, quantitative text analysis, and text-based videogames as tools of scholarly research
</text:p>
        </text:list-item>
        <text:list-item>
          <text:p text:style-name="Text_20_body">You will create and analyze data visualizations
</text:p>
        </text:list-item>
        <text:list-item>
          <text:p text:style-name="Text_20_body">You will research and author your own digital exhibit
</text:p>
        </text:list-item>
      </text:list>
      <text:h text:style-name="Heading_20_1_unnumbered" text:outline-level="1" text:is-list-header="true">
<text:bookmark-start text:name="OrgXref.org3d0ad7f"/>
<text:bookmark text:name="org3d0ad7f"/>Course Readings &amp; Technologies
<text:bookmark-end text:name="OrgXref.org3d0ad7f"/></text:h>
      <text:p text:style-name="Text_20_body">Course readings will be available either as links in the syllabus or via the course Quercus site each week. You are responsible for checking the Quercus site and ensuring you receive course announcements posted via Quercus.
</text:p>
      <text:p text:style-name="Text_20_body">All technologies used in this course are open-source or, in rare cases, licensed for use by U of T students. You will need access to a working computer to complete the work for this course.
</text:p>
      <text:h text:style-name="Heading_20_1_unnumbered" text:outline-level="1" text:is-list-header="true">
<text:bookmark-start text:name="OrgXref.orgb1d2e3e"/>
<text:bookmark text:name="orgb1d2e3e"/>How This Course Works
<text:bookmark-end text:name="OrgXref.orgb1d2e3e"/></text:h>
      <text:p text:style-name="Text_20_body">Each week we have three hours of class, which include lecture, discussion, and hands-on work in the computer lab. Much of your course work will be done in class, in facilitated environments and hands-on workshops. Given the fast pace and praxis-oriented environment, you must come to class on time, all the time: it is all too easy, otherwise, to get lost. If this poses a problem, please let me know as soon as possible.
</text:p>
      <text:h text:style-name="Heading_20_1_unnumbered" text:outline-level="1" text:is-list-header="true">
<text:bookmark-start text:name="OrgXref.org0901116"/>
<text:bookmark text:name="org0901116"/>Accessibility
<text:bookmark-end text:name="OrgXref.org0901116"/></text:h>
      <text:p text:style-name="Text_20_body">Students with diverse learning styles and needs are more than welcome in this course. Please feel free to approach me or Accessibility Services so we can assist you in achieving academic success in this course. 
</text:p>
      <text:p text:style-name="Text_20_body">See <text:a xlink:type="simple" xlink:href="http://www.studentlife.utoronto.ca/as">A&amp;S Accessibility Website</text:a> for more details on the Accessibility policy.
</text:p>
      <text:h text:style-name="Heading_20_1_unnumbered" text:outline-level="1" text:is-list-header="true">
<text:bookmark-start text:name="OrgXref.orgbbdb496"/>
<text:bookmark text:name="orgbbdb496"/>Grading Scheme
<text:bookmark-end text:name="OrgXref.orgbbdb496"/></text:h>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ext:span text:style-name="Bold">Assignment</text:span></text:p>
              </table:table-cell>
              <table:table-cell table:style-name="OrgTblCellTB">
                <text:p text:style-name="OrgTableHeadingRight"><text:span text:style-name="Bold">%</text:span></text:p>
              </table:table-cell>
              <table:table-cell table:style-name="OrgTblCellTB">
                <text:p text:style-name="OrgTableHeadingLeft"><text:span text:style-name="Bold">Due Date</text:span></text:p>
              </table:table-cell>
            </table:table-row>
          </table:table-header-rows>
          <table:table-rows>
            <table:table-row>
              <table:table-cell table:style-name="OrgTblCellT">
                <text:p text:style-name="OrgTableContentsLeft">Short Assignments (3)</text:p>
              </table:table-cell>
              <table:table-cell table:style-name="OrgTblCellT">
                <text:p text:style-name="OrgTableContentsRight">45</text:p>
              </table:table-cell>
              <table:table-cell table:style-name="OrgTblCellT">
                <text:p text:style-name="OrgTableContentsLeft"><text:span text:style-name="OrgActiveTimestamp">Sep. 19</text:span>, <text:span text:style-name="OrgActiveTimestamp">Oct. 10</text:span>, <text:span text:style-name="OrgActiveTimestamp">Nov. 21</text:span></text:p>
              </table:table-cell>
            </table:table-row>
            <table:table-row>
              <table:table-cell table:style-name="OrgTblCell">
                <text:p text:style-name="OrgTableContentsLeft">Participation</text:p>
              </table:table-cell>
              <table:table-cell table:style-name="OrgTblCell">
                <text:p text:style-name="OrgTableContentsRight">10</text:p>
              </table:table-cell>
              <table:table-cell table:style-name="OrgTblCell">
                <text:p text:style-name="OrgTableContentsLeft">All semester; alternatives.</text:p>
              </table:table-cell>
            </table:table-row>
            <table:table-row>
              <table:table-cell table:style-name="OrgTblCell">
                <text:p text:style-name="OrgTableContentsLeft">Book Project: Consultation</text:p>
              </table:table-cell>
              <table:table-cell table:style-name="OrgTblCell">
                <text:p text:style-name="OrgTableContentsRight">1</text:p>
              </table:table-cell>
              <table:table-cell table:style-name="OrgTblCell">
                <text:p text:style-name="OrgTableContentsLeft">Oct. 11-25, in office hours or by appointment</text:p>
              </table:table-cell>
            </table:table-row>
            <table:table-row>
              <table:table-cell table:style-name="OrgTblCell">
                <text:p text:style-name="OrgTableContentsLeft">Book Project: Proposal &amp; Annotated Bibliography</text:p>
              </table:table-cell>
              <table:table-cell table:style-name="OrgTblCell">
                <text:p text:style-name="OrgTableContentsRight">9</text:p>
              </table:table-cell>
              <table:table-cell table:style-name="OrgTblCell">
                <text:p text:style-name="OrgTableContentsLeft"><text:span text:style-name="OrgActiveTimestamp">Nov. 01</text:span></text:p>
              </table:table-cell>
            </table:table-row>
            <table:table-row>
              <table:table-cell table:style-name="OrgTblCell">
                <text:p text:style-name="OrgTableContentsLeft">Book Project: Digital Exhibit</text:p>
              </table:table-cell>
              <table:table-cell table:style-name="OrgTblCell">
                <text:p text:style-name="OrgTableContentsRight">35</text:p>
              </table:table-cell>
              <table:table-cell table:style-name="OrgTblCell">
                <text:p text:style-name="OrgTableContentsLeft"><text:span text:style-name="OrgActiveTimestamp">Nov. 29</text:span></text:p>
              </table:table-cell>
            </table:table-row>
            <table:table-row>
              <table:table-cell table:style-name="OrgTblCellB">
                <text:p text:style-name="OrgTableContentsLeft">Total</text:p>
              </table:table-cell>
              <table:table-cell table:style-name="OrgTblCellB">
                <text:p text:style-name="OrgTableContentsRight">100</text:p>
              </table:table-cell>
              <table:table-cell table:style-name="OrgTblCellB">
                <text:p text:style-name="OrgTableContentsLeft"/>
              </table:table-cell>
            </table:table-row>
          </table:table-rows>
        </table:table>
      </text:section>
      <text:list text:style-name="OrgBulletedList" text:continue-numbering="false">
        <text:list-item>
          <text:p text:style-name="Text_20_body">Reflections include in-class digital artifacts as well as discussion of course readings.
</text:p>
        </text:list-item>
        <text:list-item>
          <text:p text:style-name="Text_20_body">You will work on reflections in class as well as outside class, and you will hand them in via Quercus. 400-500 words maximum.
</text:p>
        </text:list-item>
      </text:list>
      <text:h text:style-name="Heading_20_1_unnumbered" text:outline-level="1" text:is-list-header="true">
<text:bookmark-start text:name="OrgXref.org90945a5"/>
<text:bookmark text:name="org90945a5"/>Graded Work
<text:bookmark-end text:name="OrgXref.org90945a5"/></text:h>
      <text:h text:style-name="Heading_20_2_unnumbered" text:outline-level="2" text:is-list-header="true">
<text:bookmark-start text:name="OrgXref.org70eb5d3"/>
<text:bookmark text:name="org70eb5d3"/>Participation
<text:bookmark-end text:name="OrgXref.org70eb5d3"/></text:h>
      <text:p text:style-name="Text_20_body">Every week, you are also responsible for coming to the lab and undertaking the project or field trip of the week in a facilitated environment.  This is where you can explore, experiment, fail creatively:  all I require is <text:span text:style-name="Bold">engaged participation—that is, you come to class, do the hands-on computer work, ask questions, and engage in class discussion</text:span>. If you miss class or are more than ten minutes late for class, you will miss the grades, unless your absence is excused. 
</text:p>
      <text:h text:style-name="Heading_20_2_unnumbered" text:outline-level="2" text:is-list-header="true">
<text:bookmark-start text:name="OrgXref.orge2c8bc5"/>
<text:bookmark text:name="orge2c8bc5"/>Short Assignments
<text:bookmark-end text:name="OrgXref.orge2c8bc5"/></text:h>
      <text:p text:style-name="Text_20_body">You are responsible for writing three short assignments in this course. These include discussions of in-class digital artifacts as well as course readings. You will work on these assignments in class as well as outside class, and you will hand them in via Quercus. They need not be perfect, just done.700 words approximately.
</text:p>
      <text:h text:style-name="Heading_20_2_unnumbered" text:outline-level="2" text:is-list-header="true">
<text:bookmark-start text:name="OrgXref.org954724f"/>
<text:bookmark text:name="org954724f"/>DH Project Profile
<text:bookmark-end text:name="OrgXref.org954724f"/></text:h>
      <text:p text:style-name="Text_20_body">Your first assignment is to profile a Digital Humanities project, analyzing its research aims, its form and content, its interface, technologies, and intended audience. 500-700 words. You will select the project from a sign-up list available via our course site.
</text:p>
      <text:h text:style-name="Heading_20_2_unnumbered" text:outline-level="2" text:is-list-header="true">
<text:bookmark-start text:name="OrgXref.org7e749b8"/>
<text:bookmark text:name="org7e749b8"/>Book Project
<text:bookmark-end text:name="OrgXref.org7e749b8"/></text:h>
      <text:p text:style-name="Text_20_body">Your major assignment in this course is to tell the story of a banned, challenged, or endangered book through a digital exhibit.
</text:p>
      <text:h text:style-name="Heading_20_1_unnumbered" text:outline-level="1" text:is-list-header="true">
<text:bookmark-start text:name="OrgXref.org972641c"/>
<text:bookmark text:name="org972641c"/>Contact
<text:bookmark-end text:name="OrgXref.org972641c"/></text:h>
      <text:p text:style-name="Text_20_body">I love hearing from you! <text:span text:style-name="Bold">The best way to contact me is to talk to me in person in office hours.</text:span> I also answer emails at <text:a xlink:type="simple" xlink:href="mailto:matt.price@utoronto.ca">matt.price@utoronto.ca</text:a> within 48 hours or fewer on business days. However, I do not answer email after 5:00 p.m. or on weekends, and I do not expect you to do so, either. Please email me as soon as possible to make sure you receive your answers in good time.
</text:p>
      <text:h text:style-name="Heading_20_1_unnumbered" text:outline-level="1" text:is-list-header="true">
<text:bookmark-start text:name="OrgXref.orgbf3b1bf"/>
<text:bookmark text:name="orgbf3b1bf"/>Due Dates &amp; Late Penalties
<text:bookmark-end text:name="OrgXref.orgbf3b1bf"/></text:h>
      <text:list text:style-name="OrgDescriptionList" text:continue-numbering="false">
        <text:list-item>
          <text:p text:style-name="Text_20_body_20_bold">Assignments</text:p>
          <text:list text:style-name="OrgDescriptionList" text:continue-numbering="true">
            <text:list-item>
              <text:p text:style-name="Text_20_body">Assignments are due at the beginning of each class. Late assignments will be penalized three percentage points per day unless you have prior permission from the instructor in writing (email). (Of course, late penalties do not apply when the lateness was caused by illness, bereavement, or other serious circumstances outside students’ control. For religious observances, please notify instructor before the due date.)
</text:p>
            </text:list-item>
          </text:list>
        </text:list-item>
        <text:list-item>
          <text:p text:style-name="Text_20_body_20_bold">Lab Work</text:p>
          <text:list text:style-name="OrgDescriptionList" text:continue-numbering="true">
            <text:list-item>
              <text:p text:style-name="Text_20_body">If you miss a class, you are responsible for catching up with the work and will not receive credit for that class. (Of course, I will not penalize you if your absence is caused by illness, bereavement, religious observances, or other serious circumstances outside students’ control.)
</text:p>
            </text:list-item>
          </text:list>
        </text:list-item>
        <text:list-item>
          <text:p text:style-name="Text_20_body_20_bold">Documentation needed for extensions</text:p>
          <text:list text:style-name="OrgDescriptionList" text:continue-numbering="true">
            <text:list-item>
              <text:p text:style-name="Text_20_body">As a matter of fairness to all students, you may be required to support any request for extensions or makeup test with supporting documentation. For medical issues, documentation consists of UofT’s <text:a xlink:type="simple" xlink:href="http://www.illnessverification.utoronto.ca/getattachment/index/Verification-of-Illness-or-Injury-form-Jan-22-2013.pdf.aspx">Verification of Student Illness or Injury form</text:a>. For non-medical issues, documentation consists of a note from the student’s College Registrar, social worker, clergy etc. Non-medical notes must contain the same information requested on U of T’s <text:a xlink:type="simple" xlink:href="http://www.illnessverification.utoronto.ca/getattachment/index/Verification-of-Illness-or-Injury-form-Jan-22-2013.pdf.aspx">Verification of Student Illness or Injury form</text:a>.
</text:p>
            </text:list-item>
          </text:list>
        </text:list-item>
        <text:list-item>
          <text:p text:style-name="Text_20_body_20_bold">Re-marking</text:p>
          <text:list text:style-name="OrgDescriptionList" text:continue-numbering="true">
            <text:list-item>
              <text:p text:style-name="Text_20_body">The deadline for requesting a re-marking is one week from the date the term work was made available for pickup. Unfortunately, I am unable to accept late re-marking requests.
</text:p>
            </text:list-item>
          </text:list>
        </text:list-item>
      </text:list>
      <text:h text:style-name="Heading_20_1_unnumbered" text:outline-level="1" text:is-list-header="true">
<text:bookmark-start text:name="OrgXref.orge1c2850"/>
<text:bookmark text:name="orge1c2850"/>Academic Integrity
<text:bookmark-end text:name="OrgXref.orge1c2850"/></text:h>
      <text:p text:style-name="Text_20_body">In this course, you will work with texts, objects, and digital artifacts. As you navigate the world of digital cultural heritage and write for a wider public, you are allowed (indeed, encouraged!) to use the work of others – but you must carefully and conscientiously acknowledge your sources, give credit where credit is due, and respect <text:a xlink:type="simple" xlink:href="http://www.artsci.utoronto.ca/osai/The-rules/what-is-academic-misconduc">the University of Toronto’s expectations of academic integrity</text:a>.
</text:p>
      <text:h text:style-name="Heading_20_1_unnumbered" text:outline-level="1" text:is-list-header="true">
<text:bookmark-start text:name="OrgXref.org39daab8"/>
<text:bookmark text:name="org39daab8"/>Acknowledgments
<text:bookmark-end text:name="OrgXref.org39daab8"/></text:h>
      <text:p text:style-name="Text_20_body">This syllabus was originally written by <text:a xlink:type="simple" xlink:href="https://alexandrabolintineanu.wordpress.com/">Alexandra Bolintineanu</text:a>, and draws on both Kristen Mapes’ <text:span text:style-name="Emphasis"><text:a xlink:type="simple" xlink:href="http://dx.doi.org/10.17613/M6H34B">Introduction to Digital Humanities, AL285</text:a></text:span> and on Miriam Posner’s <text:span text:style-name="Emphasis"><text:a xlink:type="simple" xlink:href="http://dh101.humanities.ucla.edu/">DH101: Introduction to Digital Humanities</text:a></text:span> Fall 2014, UCLA.
</text:p>
      <text:h text:style-name="Heading_20_1_unnumbered" text:outline-level="1" text:is-list-header="true">
<text:bookmark-start text:name="OrgXref.orge16c3a5"/>
<text:bookmark text:name="orge16c3a5"/>Course Overview (Subject to Change)
<text:bookmark-end text:name="OrgXref.orge16c3a5"/></text:h>
      <text:h text:style-name="Heading_20_2_unnumbered" text:outline-level="2" text:is-list-header="true">
<text:bookmark-start text:name="OrgXref.org84f5982"/>
<text:bookmark text:name="org84f5982"/>1 (<text:span text:style-name="OrgActiveTimestamp">Sep. 05</text:span>) Introduction to Digital Humanities
<text:bookmark-end text:name="OrgXref.org84f5982"/></text:h>
      <text:p text:style-name="Text_20_body">What is “Digital Humanities”? We discuss the range of projects, activities, and concerns of this growing field, and collaboratively survey representative projects from around the world. We discuss DH in relation to the theme of the course, banned books. 
</text:p>
      <text:h text:style-name="Heading_20_3_unnumbered" text:outline-level="3" text:is-list-header="true">
<text:bookmark-start text:name="OrgXref.orgf747004"/>
<text:bookmark text:name="orgf747004"/>Tool Workshop: <text:a xlink:type="simple" xlink:href="https://twinery.org/">Twine</text:a>
<text:bookmark-end text:name="OrgXref.orgf747004"/></text:h>
      <text:list text:style-name="OrgBulletedList" text:continue-numbering="false">
        <text:list-item>
          <text:p text:style-name="Text_20_body">How do digital media change possibilities for humanists to express themselves and craft persuasive arguments? We experiment via a popular game-design tool.
</text:p>
        </text:list-item>
      </text:list>
      <text:h text:style-name="Heading_20_2_unnumbered" text:outline-level="2" text:is-list-header="true">
<text:bookmark-start text:name="OrgXref.orge051de8"/>
<text:bookmark text:name="orge051de8"/>2 (<text:span text:style-name="OrgActiveTimestamp">Sep. 12</text:span>) The Anatomy of DH Projects
<text:bookmark-end text:name="OrgXref.orge051de8"/></text:h>
      <text:p text:style-name="Text_20_body">We discuss the components of digital humanities projects—data, code, tools, platforms, standards and communities of practice—as they manifest across a gallery of projects, living or dead. We investigate success, failure, and sustainability in DH projects. We collaboratively analyze two DH projects, peering “under the hood” of their technical framework and examining their research questions, digital artifacts, user experiences and intended audiences, and disciplinary implications.
</text:p>
      <text:h text:style-name="Heading_20_3_unnumbered" text:outline-level="3" text:is-list-header="true">
<text:bookmark-start text:name="OrgXref.org7ee4829"/>
<text:bookmark text:name="org7ee4829"/>Readings and Discussion:
<text:bookmark-end text:name="OrgXref.org7ee4829"/></text:h>
      <text:list text:style-name="OrgBulletedList" text:continue-numbering="false">
        <text:list-item>
          <text:p text:style-name="Text_20_body">Miriam Posner, “<text:a xlink:type="simple" xlink:href="http://miriamposner.com/blog/how-did-they-make-that/">How Did They Make That?</text:a>” (2013) 
</text:p>
        </text:list-item>
        <text:list-item>
          <text:p text:style-name="Text_20_body">Alan Galey &amp; Stan Ruecker, “<text:a xlink:type="simple" xlink:href="https://doi.org/10.1093/llc/fqq021">How a Prototype Argues</text:a>” (2010) (in-class discussion)
</text:p>
        </text:list-item>
      </text:list>
      <text:h text:style-name="Heading_20_3_unnumbered" text:outline-level="3" text:is-list-header="true">
<text:bookmark-start text:name="OrgXref.orgc7fbb9a"/>
<text:bookmark text:name="orgc7fbb9a"/>Reflection Handed Out: DH Project Profile
<text:bookmark-end text:name="OrgXref.orgc7fbb9a"/></text:h>
      <text:p text:style-name="Text_20_body"><text:span text:style-name="Bold">Due <text:span text:style-name="OrgActiveTimestamp">Sep. 19</text:span></text:span>
</text:p>
      <text:h text:style-name="Heading_20_2_unnumbered" text:outline-level="2" text:is-list-header="true">
<text:bookmark-start text:name="OrgXref.orgd0eb955"/>
<text:bookmark text:name="orgd0eb955"/>3 (<text:span text:style-name="OrgActiveTimestamp">Sep. 19</text:span>) Digital Texts: Reading and Writing
<text:bookmark-end text:name="OrgXref.orgd0eb955"/></text:h>
      <text:list text:style-name="OrgBulletedList" text:continue-numbering="false">
        <text:list-item>
          <text:p text:style-name="Text_20_body">Kinds of danger, types of responses
</text:p>
        </text:list-item>
        <text:list-item>
          <text:p text:style-name="Text_20_body">Using digital methods to discover and highlight new understanding of literary texts
</text:p>
        </text:list-item>
      </text:list>
      <text:h text:style-name="Heading_20_3_unnumbered" text:outline-level="3" text:is-list-header="true">
<text:bookmark-start text:name="OrgXref.ID-9e3b927f-9757-4dc2-83bd-3d312f10cd10"/>
<text:bookmark text:name="ID-9e3b927f-9757-4dc2-83bd-3d312f10cd10"/>
<text:bookmark-end text:name="OrgXref.ID-9e3b927f-9757-4dc2-83bd-3d312f10cd10"/>
<text:bookmark-start text:name="OrgXref.orgf11e3e8"/>
<text:bookmark text:name="orgf11e3e8"/>Readings &amp; Discussion:
<text:bookmark-end text:name="OrgXref.orgf11e3e8"/></text:h>
      <text:list text:style-name="OrgBulletedList" text:continue-numbering="false">
        <text:list-item>
          <text:p text:style-name="Text_20_body">Lisa Samuels and Jerome J. McGann, “<text:a xlink:type="simple" xlink:href="http://bf4dv7zn3u.search.serialssolutions.com.myaccess.library.utoronto.ca/?ctx_ver=Z39.88-2004&amp;ctx_enc=info%253Aofi%252Fenc%253AUTF-8&amp;rfr_id=info%253Asid%252Fsummon.serialssolutions.com&amp;rft_val_fmt=info%253Aofi%252Ffmt%253Akev%253Amtx%253Ajournal&amp;rft.genre=article&amp;rft.atitle=Deformance+and+Interpretation&amp;rft.jtitle=New+Literary+History%253A+a+journal+of+theory+and+interpretation&amp;rft.au=Samuels%252C+Lisa&amp;rft.au=McGann%252C+Jerome&amp;rft.date=1999&amp;rft.issn=0028-6087&amp;rft.eissn=1080-661X&amp;rft.volume=30&amp;rft.issue=1&amp;rft.spage=25&amp;rft.externalDocID=R03182533">Deformance and Interpretation</text:a>,” <text:span text:style-name="Emphasis">New Literary History</text:span> 30, No. 1 (Winter, 1999): 25-56. (in-class discussion) 	 
</text:p>
        </text:list-item>
        <text:list-item>
          <text:p text:style-name="Text_20_body">Alan Liu, “<text:a xlink:type="simple" xlink:href="http://www.digitalhumanities.org/companion/view?docId=blackwell/9781405148641/9781405148641.xml&amp;chunk.id=ss1-3-1&amp;toc.depth=1&amp;toc.id=ss1-3-1&amp;brand=9781405148641_brand">Imagining the New Media Encounter</text:a>.” A Companion to Digital Literary Studies. Ed. Ray Siemens and Susan Schreibman. Malden, MA: Blackwell, 2007. 3-25
</text:p>
        </text:list-item>
      </text:list>
      <text:h text:style-name="Heading_20_3_unnumbered" text:outline-level="3" text:is-list-header="true">
<text:bookmark-start text:name="OrgXref.org1af54ed"/>
<text:bookmark text:name="org1af54ed"/>Tool Workshop/Reflection Assignment: <text:a xlink:type="simple" xlink:href="https://tei-c.org/">TEI</text:a> and The Ruin
<text:bookmark-end text:name="OrgXref.org1af54ed"/></text:h>
      <text:list text:style-name="OrgBulletedList" text:continue-numbering="false">
        <text:list-item>
          <text:p text:style-name="Text_20_body">How do digital humanities text analysis tools open new ways of reading literature? We experiment with text encoding using the TEI system, and the text of a medieval poem. 
</text:p>
        </text:list-item>
      </text:list>
      <text:h text:style-name="Heading_20_2_unnumbered" text:outline-level="2" text:is-list-header="true">
<text:bookmark-start text:name="OrgXref.orgda58f01"/>
<text:bookmark text:name="orgda58f01"/>4 (<text:span text:style-name="OrgActiveTimestamp">Sep. 26</text:span>) Digital Texts: oral poetry, cultural memory
<text:bookmark-end text:name="OrgXref.orgda58f01"/></text:h>
      <text:p text:style-name="Text_20_body">Continuation of the discussion from last time, with more about both TEI and Twine. 
</text:p>
      <text:h text:style-name="Heading_20_2_unnumbered" text:outline-level="2" text:is-list-header="true">
<text:bookmark-start text:name="OrgXref.org704b12c"/>
<text:bookmark text:name="org704b12c"/>5 (<text:span text:style-name="OrgActiveTimestamp">Oct. 03</text:span>) Endangered Knowledge: Rare Books &amp; Digital Archives
<text:bookmark-end text:name="OrgXref.org704b12c"/></text:h>
      <text:p text:style-name="Text_20_body">The first part of class is devoted to understanding the main course assignment, with some lecture material about <text:span text:style-name="Bold">endangered knowledge</text:span>
</text:p>
      <text:h text:style-name="Heading_20_3_unnumbered" text:outline-level="3" text:is-list-header="true">
<text:bookmark-start text:name="OrgXref.org03939af"/>
<text:bookmark text:name="org03939af"/>Readings and Discussion
<text:bookmark-end text:name="OrgXref.org03939af"/></text:h>
      <text:p text:style-name="Text_20_body">On Resurrections, Risks, Losses
</text:p>
      <text:list text:style-name="OrgBulletedList" text:continue-numbering="false">
        <text:list-item>
          <text:p text:style-name="Text_20_body">William Noel, “<text:a xlink:type="simple" xlink:href="http://www.ted.com/talks/william_noel_revealing_the_lost_codex_of_archimedes">Revealing the Lost Codex of Archimedes</text:a>” (2012). [TED TALK]
</text:p>
        </text:list-item>
        <text:list-item>
          <text:p text:style-name="Text_20_body">Bethany Nowviskie, “<text:a xlink:type="simple" xlink:href="http://nowviskie.org/2014/anthropocene/">Digital Humanities in the Anthropocene</text:a>”
</text:p>
        </text:list-item>
        <text:list-item>
          <text:p text:style-name="Text_20_body">Eira Tansey, “<text:a xlink:type="simple" xlink:href="http://eiratansey.com/2017/05/16/fierce-urgencies-2017/">When the Unbearable Becomes Inevitable: Archives and Climate Change</text:a>” (2017).
</text:p>
        </text:list-item>
      </text:list>
      <text:h text:style-name="Heading_20_3_unnumbered" text:outline-level="3" text:is-list-header="true">
<text:bookmark-start text:name="OrgXref.org4a8ae0b"/>
<text:bookmark text:name="org4a8ae0b"/>Tools Workshop: Omeka
<text:bookmark-end text:name="OrgXref.org4a8ae0b"/></text:h>
      <text:p text:style-name="Text_20_body">A <text:span text:style-name="Bold">very</text:span> brief intro to Omeka, the framework we’ll use to build your class projects.
</text:p>
      <text:h text:style-name="Heading_20_2_unnumbered" text:outline-level="2" text:is-list-header="true">
<text:bookmark-start text:name="OrgXref.org5a06504"/>
<text:bookmark text:name="org5a06504"/>6 (<text:span text:style-name="OrgActiveTimestamp">Oct. 10</text:span>) Endangered Knowledge : Library Visit (tentative)
<text:bookmark-end text:name="OrgXref.org5a06504"/></text:h>
      <text:h text:style-name="Heading_20_3_unnumbered" text:outline-level="3" text:is-list-header="true">
<text:bookmark-start text:name="OrgXref.orge5f3b72"/>
<text:bookmark text:name="orge5f3b72"/>Class Outing: Banned and Censored Books
<text:bookmark-end text:name="OrgXref.orge5f3b72"/></text:h>
      <text:p text:style-name="Text_20_body">We visit the Thomas Fisher Rare Book Library under the guidance of Tim Perry, Cataloguer and Reference Librarian at the Library, and are introduced to the candidate books for your final projects.
</text:p>
      <text:p text:style-name="Text_20_body"><text:span text:style-name="Bold">Please Note:</text:span> This may be rescheduled to Oct. 24! Thanks for your patience 
</text:p>
      <text:h text:style-name="Heading_20_2_unnumbered" text:outline-level="2" text:is-list-header="true">
<text:bookmark-start text:name="OrgXref.org75a21cd"/>
<text:bookmark text:name="org75a21cd"/>7 (<text:span text:style-name="OrgActiveTimestamp">Oct. 17</text:span>) Endangered Knowledge: Remembering the Soviet Bloc
<text:bookmark-end text:name="OrgXref.org75a21cd"/></text:h>
      <text:h text:style-name="Heading_20_3_unnumbered" text:outline-level="3" text:is-list-header="true">
<text:bookmark-start text:name="OrgXref.org4367c8d"/>
<text:bookmark text:name="org4367c8d"/>Readings &amp; Discussion
<text:bookmark-end text:name="OrgXref.org4367c8d"/></text:h>
      <text:list text:style-name="OrgBulletedList" text:continue-numbering="false">
        <text:list-item>
          <text:p text:style-name="Text_20_body">Browse <text:span text:style-name="Bold">extensively</text:span> in the <text:a xlink:type="simple" xlink:href="https://samizdatcollections.library.utoronto.ca/">Project for the Study of Dissidence and Samizdat</text:a>
</text:p>
        </text:list-item>
      </text:list>
      <text:h text:style-name="Heading_20_3_unnumbered" text:outline-level="3" text:is-list-header="true">
<text:bookmark-start text:name="OrgXref.orgb9fa8d2"/>
<text:bookmark text:name="orgb9fa8d2"/>Special Guest Lecture!
<text:bookmark-end text:name="OrgXref.orgb9fa8d2"/></text:h>
      <text:p text:style-name="Text_20_body"><text:a xlink:type="simple" xlink:href="https://alexandrabolintineanu.wordpress.com/">Prof. Alexandra Bolintineanu</text:a> will share some reflections on Samizdat and censorship in late Twentieth Century Romania.  
</text:p>
      <text:h text:style-name="Heading_20_2_unnumbered" text:outline-level="2" text:is-list-header="true">
<text:bookmark-start text:name="OrgXref.org8a96f5c"/>
<text:bookmark text:name="org8a96f5c"/>8 (<text:span text:style-name="OrgActiveTimestamp">Oct. 24</text:span>) Endangered Knowledge: Theory and Practice
<text:bookmark-end text:name="OrgXref.org8a96f5c"/></text:h>
      <text:p text:style-name="Text_20_body">We examine digital archives, discussing creation, preservation, ethical concerns, relationships with communities, and security and environmental issues raised by cloud computing and machine learning.  We examine UofT’s guidelines around the ethical and technical management of human research data.
</text:p>
      <text:h text:style-name="Heading_20_3_unnumbered" text:outline-level="3" text:is-list-header="true">
<text:bookmark-start text:name="OrgXref.org7e00211"/>
<text:bookmark text:name="org7e00211"/>Tools Workshop: More Omeka
<text:bookmark-end text:name="OrgXref.org7e00211"/></text:h>
      <text:h text:style-name="Heading_20_2_unnumbered" text:outline-level="2" text:is-list-header="true">
<text:bookmark-start text:name="OrgXref.orgd7a87c5"/>
<text:bookmark text:name="orgd7a87c5"/>9 (<text:span text:style-name="OrgActiveTimestamp">Oct. 31</text:span>) Data 1: Data Models for the Humanities
<text:bookmark-end text:name="OrgXref.orgd7a87c5"/></text:h>
      <text:p text:style-name="Text_20_body">We back up and ask: what are data models and algorithms? We discuss how data models, algorithms, and digital platforms inform ways of knowing, learning, and reading. Data as endangered/endangering kn;owledge. 
</text:p>
      <text:h text:style-name="Heading_20_3_unnumbered" text:outline-level="3" text:is-list-header="true">
<text:bookmark-start text:name="OrgXref.orga47b14d"/>
<text:bookmark text:name="orga47b14d"/>Readings &amp; Discussion:
<text:bookmark-end text:name="OrgXref.orga47b14d"/></text:h>
      <text:list text:style-name="OrgBulletedList" text:continue-numbering="false">
        <text:list-item>
          <text:p text:style-name="Text_20_body">Johanna Drucker, “<text:a xlink:type="simple" xlink:href="http://www.digitalhumanities.org/dhq/vol/5/1/000091/000091.html">Humanities Approaches to Graphical Display</text:a>” (2011).
</text:p>
        </text:list-item>
        <text:list-item>
          <text:p text:style-name="Text_20_body">Miriam Posner, <text:a xlink:type="simple" xlink:href="https://www.youtube.com/watch?v=sW0u1pNQNxc">Data Trouble: Why Humanists Have Problems with Datavis, and Why Anyone Should</text:a>
</text:p>
        </text:list-item>
        <text:list-item>
          <text:p text:style-name="Text_20_body">Miriam Posner, <text:a xlink:type="simple" xlink:href="http://miriamposner.com/blog/humanities-data-a-necessary-contradiction/">Humanities Data: A Necessary Contradiction</text:a> (2015) Accessed April 30, 2019.  
</text:p>
        </text:list-item>
      </text:list>
      <text:h text:style-name="Heading_20_3_unnumbered" text:outline-level="3" text:is-list-header="true">
<text:bookmark-start text:name="OrgXref.orgbe5e21a"/>
<text:bookmark text:name="orgbe5e21a"/>Further Reading:
<text:bookmark-end text:name="OrgXref.orgbe5e21a"/></text:h>
      <text:list text:style-name="OrgBulletedList" text:continue-numbering="false">
        <text:list-item>
          <text:p text:style-name="Text_20_body">U of T’s <text:a xlink:type="simple" xlink:href="https://onesearch.library.utoronto.ca/researchdata">research data management policies</text:a>, including <text:a xlink:type="simple" xlink:href="https://onesearch.library.utoronto.ca/researchdata/sensitive-data">guidelines on handling sensitive data</text:a> (including de-identification, i.e. anonymizing your data) and on <text:a xlink:type="simple" xlink:href="https://onesearch.library.utoronto.ca/researchdata/funder-requirements">Canadian funders’ data publication requirements</text:a> (two of the three federal funding bodies mandate that data created with gov’t funding be made public).
</text:p>
        </text:list-item>
        <text:list-item>
          <text:p text:style-name="Text_20_body">Cathy O’Neil, <text:span text:style-name="Emphasis"><text:a xlink:type="simple" xlink:href="https://search.library.utoronto.ca/search?Ntx=mode%2520matchallpartial&amp;Ntk=Anywhere&amp;N=0&amp;Ntt=%2522weapons%2520of%2520math%2520destruction%2522&amp;Nr=p_work_normalized:ONeil%2520Cathy%2520Weapons%2520of%2520math%2520destruction&amp;uuid=7c23a669-7240-41dc-94d6-592f201cb609">Weapons of Math Destruction: How Big Data Increases Inequality and Threatens Democracy</text:a></text:span>. (2016)
</text:p>
        </text:list-item>
        <text:list-item>
          <text:p text:style-name="Text_20_body">Safiya Umoja Noble. <text:span text:style-name="Emphasis"><text:a xlink:type="simple" xlink:href="https://ebookcentral-proquest-com.myaccess.library.utoronto.ca/lib/utoronto/detail.action?docID=4834260">Algorithms Of Oppression: How Search Engines Reinforce Racism</text:a></text:span>. (2018)
</text:p>
        </text:list-item>
      </text:list>
      <text:h text:style-name="Heading_20_3_unnumbered" text:outline-level="3" text:is-list-header="true">
<text:bookmark-start text:name="OrgXref.orga254900"/>
<text:bookmark text:name="orga254900"/>Reflection Assignment: Data Tool Comparison
<text:bookmark-end text:name="OrgXref.orga254900"/></text:h>
      <text:h text:style-name="Heading_20_2_unnumbered" text:outline-level="2" text:is-list-header="true">
<text:bookmark-start text:name="OrgXref.org972166f"/>
<text:bookmark text:name="org972166f"/>10 (<text:span text:style-name="OrgActiveTimestamp">Nov. 07</text:span>) Data 2: OpenRefine
<text:bookmark-end text:name="OrgXref.org972166f"/></text:h>
      <text:list text:style-name="OrgBulletedList" text:continue-numbering="false">
        <text:list-item>
          <text:p text:style-name="Text_20_body">A special 3-hour workshop with OpenRefine in the Map and Data Library (5th Floor Robarts)
</text:p>
        </text:list-item>
      </text:list>
      <text:h text:style-name="Heading_20_3_unnumbered" text:outline-level="3" text:is-list-header="true">
<text:bookmark-start text:name="OrgXref.orga4ac59d"/>
<text:bookmark text:name="orga4ac59d"/>Data &amp; Map Workshop
<text:bookmark-end text:name="OrgXref.orga4ac59d"/></text:h>
      <text:p text:style-name="Text_20_body">Introduction to data cleaning with <text:a xlink:type="simple" xlink:href="http://openrefine.org/">OpenRefine</text:a>, a powerful data cleaning and transformation tool. 
</text:p>
      <text:h text:style-name="Heading_20_2_unnumbered" text:outline-level="2" text:is-list-header="true">
<text:bookmark-start text:name="OrgXref.org93063d4"/>
<text:bookmark text:name="org93063d4"/>11 (<text:span text:style-name="OrgActiveTimestamp">Nov. 14</text:span>) Data Visualization Workshop
<text:bookmark-end text:name="OrgXref.org93063d4"/></text:h>
      <text:h text:style-name="Heading_20_3_unnumbered" text:outline-level="3" text:is-list-header="true">
<text:bookmark-start text:name="OrgXref.org58cfb1a"/>
<text:bookmark text:name="org58cfb1a"/>Data &amp; Map Workshop 2
<text:bookmark-end text:name="OrgXref.org58cfb1a"/></text:h>
      <text:p text:style-name="Text_20_body">Two weeks in a row! 
</text:p>
      <text:p text:style-name="Text_20_body">In a facilitated workshop, we turn to data visualization of humanities materials, using Jane Austen’s <text:span text:style-name="Emphasis">Lady Susan</text:span> for experimentation (<text:a xlink:type="simple" xlink:href="https://voyant-tools.org/">Voyant</text:a>, <text:a xlink:type="simple" xlink:href="http://hdlab.stanford.edu/palladio/">Palladio</text:a>, <text:a xlink:type="simple" xlink:href="https://cytoscape.org/">Cytoscape</text:a>, <text:a xlink:type="simple" xlink:href="https://www.tableau.com/">Tableau</text:a>:  text and corpus work, network graphs, mapping, annotation).  Then we analyze the American Library Association’s data on banned books and discuss how we might model, interpret, question, and visualize this data.
</text:p>
      <text:h text:style-name="Heading_20_3_unnumbered" text:outline-level="3" text:is-list-header="true">
<text:bookmark-start text:name="OrgXref.org300cffc"/>
<text:bookmark text:name="org300cffc"/>Readings &amp; Discussion
<text:bookmark-end text:name="OrgXref.org300cffc"/></text:h>
      <text:list text:style-name="OrgBulletedList" text:continue-numbering="false">
        <text:list-item>
          <text:p text:style-name="Text_20_body">Workshop Materials Link to be distributed
</text:p>
        </text:list-item>
      </text:list>
      <text:h text:style-name="Heading_20_2_unnumbered" text:outline-level="2" text:is-list-header="true">
<text:bookmark-start text:name="OrgXref.org57628f6"/>
<text:bookmark text:name="org57628f6"/>12 (<text:span text:style-name="OrgActiveTimestamp">Nov. 21</text:span>) NO CLASS READING WEEK
<text:bookmark-end text:name="OrgXref.org57628f6"/></text:h>
      <text:h text:style-name="Heading_20_2_unnumbered" text:outline-level="2" text:is-list-header="true">
<text:bookmark-start text:name="OrgXref.orge967c30"/>
<text:bookmark text:name="orge967c30"/>13 (<text:span text:style-name="OrgActiveTimestamp">Nov. 28</text:span>) Retrospective
<text:bookmark-end text:name="OrgXref.orge967c30"/></text:h>
      <text:p text:style-name="Text_20_body">The last class is a retrospective look at the course. We’ll discuss how to use DH approaches and tools in your home disciplines. We also discuss how we might apply the course learning outcomes to jobs in the corporate sector: we dissect a job ad from Monster.ca to align students’ newly acquired skills with every requirement of that positio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loext:contextual-spacing="false"/>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Cambria" fo:font-family="Cambria" style:font-style-name="Regular" style:font-family-generic="roman"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0.31pt solid #000000" fo:border-bottom="none"/>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paragraph-properties fo:margin-top="0.4cm" fo:margin-bottom="0.101cm" loext:contextual-spacing="false" fo:padding="0.049cm" fo:border-left="none" fo:border-right="none" fo:border-top="0.79pt solid #000000" fo:border-bottom="none" style:shadow="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paragraph-properties fo:margin-top="0.199cm" fo:margin-bottom="0.101cm" loext:contextual-spacing="false" fo:padding="0.049cm" fo:border-left="none" fo:border-right="none" fo:border-top="0.31pt solid #808080" fo:border-bottom="none" style:shadow="none"/>
      <style:text-properties fo:font-size="13pt" fo:font-style="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paragraph-properties fo:margin-left="0cm" fo:margin-right="0cm" fo:margin-top="0.199cm" fo:margin-bottom="0.101cm" loext:contextual-spacing="false" fo:text-indent="0cm" style:auto-text-indent="false" fo:padding="0.049cm" fo:border-left="none" fo:border-right="none" fo:border-top="0.06pt solid #cccccc" fo:border-bottom="none" style:shadow="none"/>
      <style:text-properties fo:font-size="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master-page-name="">
      <style:paragraph-properties fo:margin-top="0cm" fo:margin-bottom="0cm" loext:contextual-spacing="false" style:page-number="auto"/>
      <style:text-properties fo:font-size="24pt"/>
    </style:style>
    <style:style style:name="Subtitle" style:family="paragraph" style:parent-style-name="Heading" style:next-style-name="Text_20_body" style:class="chapter">
      <style:paragraph-properties fo:margin-top="0.12cm" fo:margin-bottom="0.21cm" loext:contextual-spacing="false"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paragraph-properties fo:margin-top="0cm" fo:margin-bottom="0cm" loext:contextual-spacing="false"/>
    </style:style>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geBreak" style:family="paragraph" style:parent-style-name="Text_20_body" style:next-style-name="Text_20_body" style:master-page-name="">
      <style:paragraph-properties style:page-number="auto" fo:break-before="pag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alibri" fo:font-family="Calibri" style:font-style-name="Regular" style:font-family-generic="swiss" style:font-pitch="variable"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text-properties fo:font-variant="small-caps" fo:color="#000066" fo:background-color="transparent" loext:shadow="none"/>
    </style:style>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protect="position" style:wrap="right" style:number-wrapped-paragraphs="no-limit" style:wrap-contour="false" style:vertical-pos="top" style:vertical-rel="paragraph" style:horizontal-pos="center" style:horizontal-rel="paragraph" fo:padding="0.049cm" fo:border="0.06pt solid #000000" draw:textarea-vertical-align="bottom">
        <style:columns fo:column-count="1" fo:column-gap="0cm"/>
      </style:graphic-properties>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tt Price</dc:creator>
    <meta:initial-creator>Matt Price</meta:initial-creator>
    <dc:date>2019-09-23T16:19:13</dc:date>
    <meta:creation-date>2019-09-23T16:19:13</meta:creation-date>
    <meta:generator>Emacs 27.0.50 (Org mode 9.2.6)</meta:generator>
    <meta:keyword/>
    <dc:subject/>
    <dc:title>WDW235 Syllabus</dc:title>
  </office:meta>
</office:document-meta>
</file>